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9.386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39.62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8" table:default-cell-style-name="ce2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BE(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GE URL</text:p>
          </table:table-cell>
          <table:table-cell table:style-name="ce1" office:value-type="string" calcext:value-type="string">
            <text:p>DIRECT URL</text:p>
          </table:table-cell>
          <table:table-cell table:style-name="ce1" office:value-type="string" calcext:value-type="string">
            <text:p>FILETYPE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HEADER ROW</text:p>
          </table:table-cell>
          <table:table-cell table:style-name="ce1" office:value-type="string" calcext:value-type="string">
            <text:p>REFRESH FREQUENCY</text:p>
          </table:table-cell>
          <table:table-cell table:style-name="ce1" office:value-type="string" calcext:value-type="string">
            <text:p>EARLIEST DATE</text:p>
          </table:table-cell>
          <table:table-cell table:style-name="ce1" office:value-type="string" calcext:value-type="string">
            <text:p>LATEST DATE</text:p>
          </table:table-cell>
          <table:table-cell table:style-name="ce1" office:value-type="string" calcext:value-type="string">
            <text:p>TARGET -RAW</text:p>
          </table:table-cell>
          <table:table-cell table:style-name="ce1" office:value-type="string" calcext:value-type="string">
            <text:p>TARGET -PREP</text:p>
          </table:table-cell>
          <table:table-cell table:style-name="ce1" office:value-type="string" calcext:value-type="string">
            <text:p>TARGET BQ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eur-gbp_fx</text:p>
          </table:table-cell>
          <table:table-cell/>
          <table:table-cell office:value-type="string" calcext:value-type="string">
            <text:p>EUR-GBP exchange rate</text:p>
          </table:table-cell>
          <table:table-cell office:value-type="string" calcext:value-type="string">
            <text:p><text:a xlink:href="https://www.bankofengland.co.uk/boeapps/database/fromshowcolumns.asp?Travel=NIxAZxRSxSUx&amp;FromSeries=1&amp;ToSeries=50&amp;DAT=ALL&amp;FNY=&amp;CSVF=TT&amp;html.x=183&amp;html.y=18&amp;C=C8J&amp;Filter=N" xlink:type="simple">https://www.bankofengland.co.uk/boeapps/database/fromshowcolumns.asp?Travel=NIxAZxRSxSUx&amp;FromSeries=1&amp;ToSeries=50&amp;DAT=ALL&amp;FNY=&amp;CSVF=TT&amp;html.x=183&amp;html.y=18&amp;C=C8J&amp;Filter=N</text:a></text:p>
          </table:table-cell>
          <table:table-cell office:value-type="string" calcext:value-type="string">
            <text:p>https://www.bankofengland.co.uk/boeapps/database/fromshowcolumns.asp?Travel=NIxAZxRSxSUx&amp;FromSeries=1&amp;ToSeries=50&amp;DAT=ALL&amp;FNY=&amp;CSVF=TT&amp;html.x=183&amp;html.y=18&amp;C=C8J&amp;Filter=N#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number-columns-repeated="5"/>
          <table:table-cell office:value-type="string" calcext:value-type="string">
            <text:p>EUR-GBP daily exchange rate (needed to convert LX rates to GBP)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lx_prices</text:p>
          </table:table-cell>
          <table:table-cell/>
          <table:table-cell office:value-type="string" calcext:value-type="string">
            <text:p>European wholesale electricity prices</text:p>
          </table:table-cell>
          <table:table-cell office:value-type="string" calcext:value-type="string">
            <text:p>https://ember-energy.org/data/european-wholesale-electricity-price-data/</text:p>
          </table:table-cell>
          <table:table-cell office:value-type="string" calcext:value-type="string">
            <text:p>https://files.ember-energy.org/public-downloads/price/outputs/european_wholesale_electricity_price_data_monthly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European electricity prices (in EUR)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5" office:value-type="string" calcext:value-type="string">
            <text:p>Monthly: Typical/average annual retail prices of petroleum products and a crude oil price index (QEP 4.1.1 to 4.1.3)</text:p>
            <text:p/>
          </table:table-cell>
          <table:table-cell office:value-type="string" calcext:value-type="string">
            <text:p>https://www.gov.uk/government/statistical-data-sets/oil-and-petroleum-products-monthly-statistics</text:p>
          </table:table-cell>
          <table:table-cell office:value-type="string" calcext:value-type="string">
            <text:p>https://assets.publishing.service.gov.uk/media/699c5d8931713b50fd49c045/table_411_413__6_.xlsx</text:p>
          </table:table-cell>
          <table:table-cell office:value-type="string" calcext:value-type="string">
            <text:p>XLSX</text:p>
          </table:table-cell>
          <table:table-cell table:style-name="ce3" office:value-type="string" calcext:value-type="string">
            <text:p>4.1.1 (Quarterly)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Fuel and oil prices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VEH1111</text:p>
          </table:table-cell>
          <table:table-cell/>
          <table:table-cell table:style-name="ce3" office:value-type="string" calcext:value-type="string">
            <text:p>Licensed vehicles at the end of the year by year of first use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8ecf5a5e7b6794c076bbd74/veh1111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table:style-name="ce6" office:value-type="string" calcext:value-type="string">
            <text:p>Shows all registered cars by fuel type and new registrations per year by fuel type. <text:s/>Compare this to 1153 to see if they agree. <text:s/>This chart can potentially be used for all car stats. <text:s/>POSSIBLE CHARTS: 1 - Average vehicle age by fuel type over time, 2 - Share of vehicles by age band and fuel type, 3 - Heatmap of vehicle age distribution over time, 4a - Share of each fuel fleet that is “new” over time, 4b - fuel share of all young cars in UK, 5 - fuel share within older vehicle band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table:style-name="ce3" office:value-type="string" calcext:value-type="string">
            <text:p>VEH1153</text:p>
          </table:table-cell>
          <table:table-cell table:style-name="ce3" office:value-type="string" calcext:value-type="string">
            <text:p>All fuel, FTR, quarterly</text:p>
          </table:table-cell>
          <table:table-cell table:style-name="ce3" office:value-type="string" calcext:value-type="string">
            <text:p>Vehicles registered for the first time by body type, fuel type and keepership (private and company)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9fbdc498faecd93/veh1153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5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Shows uptake of cars by fuel type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VEH9901</text:p>
          </table:table-cell>
          <table:table-cell table:style-name="ce3"/>
          <table:table-cell office:value-type="string" calcext:value-type="string">
            <text:p>Licensed road using cars and light goods vehicles by local authority, body type, fuel type, CO2 band, keepership, and year of first registration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396e60a090ce20005/veh9901.ods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VEH9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Wrong granularity</text:p>
          </table:table-cell>
          <table:table-cell table:number-columns-repeated="16368"/>
        </table:table-row>
        <table:table-row table:style-name="ro2">
          <table:table-cell/>
          <table:table-cell table:style-name="ce4" office:value-type="string" calcext:value-type="string">
            <text:p>df_VEH0220</text:p>
          </table:table-cell>
          <table:table-cell table:style-name="ce4"/>
          <table:table-cell table:style-name="ce4" office:value-type="string" calcext:value-type="string">
            <text:p>Cars and light goods vehicles registered for the first time [note 1] by body type and fuel type [note 2], United Kingdom from January 2020.</text:p>
          </table:table-cell>
          <table:table-cell office:value-type="string" calcext:value-type="string">
            <text:p>https://www.gov.uk/government/statistical-data-sets/vehicle-licensing-statistics-data-files</text:p>
          </table:table-cell>
          <table:table-cell office:value-type="string" calcext:value-type="string">
            <text:p>https://assets.publishing.service.gov.uk/media/68ed09a42adc28a81b4acfec/df_VEH0220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Used to find average petrol/diesel vehicle ratio over range to be used as weighting for averaging petrol/diesel fuel price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VEH1103</text:p>
          </table:table-cell>
          <table:table-cell office:value-type="string" calcext:value-type="string">
            <text:p>All fuel, all regs, quarterly</text:p>
          </table:table-cell>
          <table:table-cell table:style-name="ce4" office:value-type="string" calcext:value-type="string">
            <text:p>Licensed vehicles at the end of the quarter by body type and fuel type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6e60a090ce2000a/veh1103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110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05</text:p>
          </table:table-cell>
          <table:table-cell office:value-type="string" calcext:value-type="string">
            <text:p>Non-PIV, all regs, quarterly</text:p>
          </table:table-cell>
          <table:table-cell office:value-type="string" calcext:value-type="string">
            <text:p>Licensed vehicles at the end of the quarter by body type, fuel type, keepership (private and company) and upper and lower tier local authority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5534c732221e0e14/veh0105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4" calcext:value-type="float">
            <text:p>2014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42</text:p>
          </table:table-cell>
          <table:table-cell office:value-type="string" calcext:value-type="string">
            <text:p>PIV, all regs, quarterly</text:p>
          </table:table-cell>
          <table:table-cell office:value-type="string" calcext:value-type="string">
            <text:p>Licensed plug-in vehicles (PiVs) at the end of the quarter by body type, fuel type, keepership (private and company) and upper and lower tier local authority: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e8b93f59c3aecd8c/veh0142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table:style-name="ce4" office:value-type="string" calcext:value-type="string">
            <text:p>VEH0181</text:p>
          </table:table-cell>
          <table:table-cell table:style-name="ce4" office:value-type="string" calcext:value-type="string">
            <text:p>PIV, first time regs, quarterly</text:p>
          </table:table-cell>
          <table:table-cell office:value-type="string" calcext:value-type="string">
            <text:p>Plug-in vehicles (PiVs) registered for the first time by body type and fuel type, including breakdown of generic models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596e60a090ce20007/veh0181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0" calcext:value-type="float">
            <text:p>2010</text:p>
          </table:table-cell>
          <table:table-cell table:number-columns-repeated="16373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4:45:51.6135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2:02:38.841611000</meta:creation-date>
    <dc:date>2026-04-18T22:05:41.150015000</dc:date>
    <meta:editing-duration>P15DT7H51M9S</meta:editing-duration>
    <meta:editing-cycles>26</meta:editing-cycles>
    <meta:generator>LibreOffice/25.2.4.3$MacOSX_AARCH64 LibreOffice_project/33e196637044ead23f5c3226cde09b47731f7e27</meta:generator>
    <meta:document-statistic meta:table-count="1" meta:cell-count="118" meta:object-count="0"/>
    <meta:user-defined meta:name=""/>
  </office:meta>
</office:document-meta>
</file>